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0800000008913C8356.png"/>
  <manifest:file-entry manifest:media-type="image/png" manifest:full-path="Pictures/10000000000003640000016ADB7F866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pr1" style:family="presentation" style:parent-style-name="Agile_25_20Softwareentwicklung-title">
      <style:graphic-properties draw:auto-grow-height="true" fo:min-height="3.506cm"/>
    </style:style>
    <style:style style:name="pr2" style:family="presentation" style:parent-style-name="Agile_25_20Softwareentwicklung-subtitle">
      <style:graphic-properties draw:fill-color="#ffffff" fo:min-height="13.86cm"/>
    </style:style>
    <style:style style:name="pr3" style:family="presentation" style:parent-style-name="Agile_25_20Softwareentwicklung-notes">
      <style:graphic-properties draw:fill-color="#ffffff" fo:min-height="13.364cm"/>
    </style:style>
    <style:style style:name="pr4" style:family="presentation" style:parent-style-name="Agile_25_20Softwareentwicklung-title">
      <style:graphic-properties fo:min-height="3.506cm"/>
    </style:style>
    <style:style style:name="pr5" style:family="presentation" style:parent-style-name="Agile_25_20Softwareentwicklung-outline1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text-properties fo:font-size="28.1000003814697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gile_25_20Softwareentwicklung" presentation:presentation-page-layout-name="AL1T0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Agile Softwareentwicklung</text:p>
          </draw:text-box>
        </draw:frame>
        <draw:frame presentation:style-name="pr2" draw:layer="layout" svg:width="25.199cm" svg:height="13.86cm" svg:x="1.4cm" svg:y="4.414cm" presentation:class="subtitle">
          <draw:text-box>
            <text:p><text:span text:style-name="T1">Einsatz und Werkzeuge im Open Source Umfe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Agile Softwareentwicklung</text:p>
          </draw:text-box>
        </draw:frame>
        <draw:custom-shape draw:style-name="gr2" draw:text-style-name="P3" draw:layer="layout" svg:width="8.25cm" svg:height="3.3cm" svg:x="10.2cm" svg:y="9.2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8.7cm" svg:y="12.7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.9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Methoden</text:p>
          </draw:text-box>
        </draw:frame>
        <draw:custom-shape draw:style-name="gr2" draw:text-style-name="P3" draw:layer="layout" svg:width="8.25cm" svg:height="3.3cm" svg:x="10.3cm" svg:y="5.6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9.1cm" svg:y="5.6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8cm" svg:height="3.2cm" svg:x="1.7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8cm" svg:height="1.576cm" svg:x="1.7cm" svg:y="9.7cm">
          <text:p text:style-name="P2"><text:span text:style-name="T2">Extreme Programming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8cm" svg:height="1.576cm" svg:x="1.7cm" svg:y="11.824cm">
          <text:p text:style-name="P2"><text:span text:style-name="T2">Scru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8cm" svg:height="1.576cm" svg:x="1.7cm" svg:y="14.024cm">
          <text:p text:style-name="P2"><text:span text:style-name="T2">Software Kanban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5.7cm" svg:y1="8.8cm" svg:x2="5.7cm" svg:y2="9.7cm" draw:start-shape="id1" draw:start-glue-point="8" draw:end-shape="id2" draw:end-glue-point="0" svg:d="m5700 8800v900">
          <text:p/>
        </draw:connector>
        <draw:connector draw:style-name="gr5" draw:text-style-name="P2" draw:layer="layout" svg:x1="5.7cm" svg:y1="11.276cm" svg:x2="5.7cm" svg:y2="11.824cm" draw:start-shape="id2" draw:start-glue-point="2" draw:end-shape="id3" draw:end-glue-point="0" svg:d="m5700 11276v548">
          <text:p/>
        </draw:connector>
        <draw:connector draw:style-name="gr5" draw:text-style-name="P2" xml:id="id5" draw:id="id5" draw:layer="layout" svg:x1="5.7cm" svg:y1="14.024cm" svg:x2="5.7cm" svg:y2="14.024cm" draw:start-shape="id4" draw:start-glue-point="0" draw:end-shape="id4" draw:end-glue-point="0" svg:d="">
          <text:p/>
        </draw:connector>
        <draw:connector draw:style-name="gr5" draw:text-style-name="P2" draw:layer="layout" svg:x1="5.7cm" svg:y1="13.4cm" svg:x2="5.7cm" svg:y2="14.024cm" draw:start-shape="id3" draw:start-glue-point="2" draw:end-shape="id5" draw:end-glue-point="0" svg:d="m5700 13400v624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Extreme Programming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>Regeln für</text:p>
                <text:list>
                  <text:list-item>
                    <text:p>Planung</text:p>
                  </text:list-item>
                  <text:list-item>
                    <text:p>Management</text:p>
                  </text:list-item>
                  <text:list-item>
                    <text:p>Quellcodedesign</text:p>
                  </text:list-item>
                  <text:list-item>
                    <text:p>Testmanagement</text:p>
                  </text:list-item>
                  <text:list-item>
                    <text:p>Programmierung</text:p>
                  </text:list-item>
                </text:list>
              </text:list-item>
              <text:list-item>
                <text:p>Mächtig, aber anspruchsvo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Extreme Programming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>Planung</text:p>
                <text:list>
                  <text:list-item>
                    <text:p>User Stories</text:p>
                  </text:list-item>
                  <text:list-item>
                    <text:p>3-monatige Releases</text:p>
                  </text:list-item>
                  <text:list-item>
                    <text:p>Grober Release-Plan</text:p>
                  </text:list-item>
                  <text:list-item>
                    <text:p>1 – 3-wöchige Iterationen</text:p>
                  </text:list-item>
                  <text:list-item>
                    <text:p>Kunde wählt User Stories für Iteration</text:p>
                  </text:list-item>
                  <text:list-item>
                    <text:p>Lauffähige Version nach It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Extreme Programming</text:p>
          </draw:text-box>
        </draw:frame>
        <draw:frame presentation:style-name="pr5" draw:layer="layout" svg:width="25.199cm" svg:height="13.86cm" svg:x="1.4cm" svg:y="4.414cm" presentation:class="outline">
          <draw:text-box>
            <text:list text:style-name="L2">
              <text:list-item>
                <text:p>Management</text:p>
                <text:list>
                  <text:list-item>
                    <text:p>Stand-Up Meeting</text:p>
                    <text:list>
                      <text:list-item>
                        <text:p>Was habe ich gestern geschafft?</text:p>
                      </text:list-item>
                      <text:list-item>
                        <text:p>Was werde ich heute tun?</text:p>
                      </text:list-item>
                      <text:list-item>
                        <text:p>Gibt es Probleme?</text:p>
                      </text:list-item>
                    </text:list>
                  </text:list-item>
                  <text:list-item>
                    <text:p>Keine Überstunden</text:p>
                  </text:list-item>
                  <text:list-item>
                    <text:p>Abwechslung</text:p>
                    <text:list>
                      <text:list-item>
                        <text:p>Im Projekt</text:p>
                      </text:list-item>
                      <text:list-item>
                        <text:p>Neben dem Projek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Scrum</text:p>
          </draw:text-box>
        </draw:frame>
        <draw:frame presentation:style-name="pr5" draw:layer="layout" svg:width="25.199cm" svg:height="13.86cm" svg:x="1.4cm" svg:y="4.4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gile_25_20Softwareentwicklung" presentation:presentation-page-layout-name="AL2T1">
        <office:forms form:automatic-focus="false" form:apply-design-mode="false"/>
        <draw:frame presentation:style-name="pr4" draw:layer="layout" svg:width="25.199cm" svg:height="3.506cm" svg:x="1.4cm" svg:y="0.537cm" presentation:class="title">
          <draw:text-box>
            <text:p>Software Kanban</text:p>
          </draw:text-box>
        </draw:frame>
        <draw:frame presentation:style-name="pr5" draw:layer="layout" svg:width="25.199cm" svg:height="13.86cm" svg:x="1.4cm" svg:y="4.4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Open Source Projekte</text:p>
          </draw:text-box>
        </draw:frame>
        <draw:custom-shape draw:style-name="gr3" draw:text-style-name="P3" xml:id="id10" draw:id="id10" draw:layer="layout" svg:width="8.25cm" svg:height="3.3cm" svg:x="10.4cm" svg:y="5.6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8cm" svg:height="3.2cm" svg:x="19.2cm" svg:y="5.6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8cm" svg:height="3.2cm" svg:x="1.7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8cm" svg:height="1.576cm" svg:x="10.5cm" svg:y="9.7cm">
          <text:p text:style-name="P2"><text:span text:style-name="T2">kein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8cm" svg:height="1.576cm" svg:x="10.5cm" svg:y="11.824cm">
          <text:p text:style-name="P2"><text:span text:style-name="T2">Ahnung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8cm" svg:height="1.576cm" svg:x="10.5cm" svg:y="14.024cm">
          <text:p text:style-name="P2"><text:span text:style-name="T2">was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4.5cm" svg:y1="11.276cm" svg:x2="14.5cm" svg:y2="11.824cm" draw:start-shape="id6" draw:start-glue-point="2" draw:end-shape="id7" draw:end-glue-point="0" svg:d="m14500 11276v548">
          <text:p/>
        </draw:connector>
        <draw:connector draw:style-name="gr5" draw:text-style-name="P2" xml:id="id9" draw:id="id9" draw:layer="layout" svg:x1="14.5cm" svg:y1="14.024cm" svg:x2="14.5cm" svg:y2="14.024cm" draw:start-shape="id8" draw:start-glue-point="0" draw:end-shape="id8" draw:end-glue-point="0" svg:d="">
          <text:p/>
        </draw:connector>
        <draw:connector draw:style-name="gr5" draw:text-style-name="P2" draw:layer="layout" svg:x1="14.5cm" svg:y1="13.4cm" svg:x2="14.5cm" svg:y2="14.024cm" draw:start-shape="id7" draw:start-glue-point="2" draw:end-shape="id9" draw:end-glue-point="0" svg:d="m14500 13400v624">
          <text:p/>
        </draw:connector>
        <draw:connector draw:style-name="gr5" draw:text-style-name="P2" draw:layer="layout" svg:x1="14.5cm" svg:y1="9.7cm" svg:x2="14.525cm" svg:y2="8.9cm" draw:start-shape="id6" draw:start-glue-point="0" draw:end-shape="id10" draw:end-glue-point="8" svg:d="m14500 9700v-399h25v-401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gile_25_20Softwareentwicklung" presentation:presentation-page-layout-name="AL2T1">
        <office:forms form:automatic-focus="false" form:apply-design-mode="false"/>
        <draw:frame presentation:style-name="pr1" draw:layer="layout" svg:width="25.199cm" svg:height="3.506cm" svg:x="1.4cm" svg:y="0.537cm" presentation:class="title">
          <draw:text-box>
            <text:p>Tools</text:p>
          </draw:text-box>
        </draw:frame>
        <draw:custom-shape draw:style-name="gr6" draw:text-style-name="P3" draw:layer="layout" svg:width="8.25cm" svg:height="3.3cm" svg:x="10.4cm" svg:y="5.6cm">
          <text:p text:style-name="P2"><text:span text:style-name="T1">Open Source</text:span></text:p>
          <text:p text:style-name="P2"><text:span text:style-name="T1">Projek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5" draw:id="id15" draw:layer="layout" svg:width="8cm" svg:height="3.2cm" svg:x="19.2cm" svg:y="5.6cm"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8cm" svg:height="3.2cm" svg:x="1.7cm" svg:y="5.6cm">
          <text:p text:style-name="P2"><text:span text:style-name="T1">Metho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1" draw:id="id11" draw:layer="layout" svg:width="8cm" svg:height="1.576cm" svg:x="19.2cm" svg:y="9.7cm">
          <text:p text:style-name="P2"><text:span text:style-name="T2">kein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2" draw:id="id12" draw:layer="layout" svg:width="8cm" svg:height="1.576cm" svg:x="19.2cm" svg:y="11.824cm">
          <text:p text:style-name="P2"><text:span text:style-name="T2">Ahnung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3" draw:id="id13" draw:layer="layout" svg:width="8cm" svg:height="1.576cm" svg:x="19.2cm" svg:y="14.024cm">
          <text:p text:style-name="P2"><text:span text:style-name="T2">was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23.2cm" svg:y1="11.276cm" svg:x2="23.2cm" svg:y2="11.824cm" draw:start-shape="id11" draw:start-glue-point="2" draw:end-shape="id12" draw:end-glue-point="0" svg:d="m23200 11276v548">
          <text:p/>
        </draw:connector>
        <draw:connector draw:style-name="gr5" draw:text-style-name="P2" xml:id="id14" draw:id="id14" draw:layer="layout" svg:x1="23.2cm" svg:y1="14.024cm" svg:x2="23.2cm" svg:y2="14.024cm" draw:start-shape="id13" draw:start-glue-point="0" draw:end-shape="id13" draw:end-glue-point="0" svg:d="">
          <text:p/>
        </draw:connector>
        <draw:connector draw:style-name="gr5" draw:text-style-name="P2" draw:layer="layout" svg:x1="23.2cm" svg:y1="13.4cm" svg:x2="23.2cm" svg:y2="14.024cm" draw:start-shape="id12" draw:start-glue-point="2" draw:end-shape="id14" draw:end-glue-point="0" svg:d="m23200 13400v624">
          <text:p/>
        </draw:connector>
        <draw:connector draw:style-name="gr5" draw:text-style-name="P2" draw:layer="layout" svg:x1="23.2cm" svg:y1="9.7cm" svg:x2="23.2cm" svg:y2="8.8cm" draw:start-shape="id11" draw:start-glue-point="0" draw:end-shape="id15" draw:end-glue-point="8" svg:d="m23200 9700v-900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gile_25_20Softwareentwicklung-background" style:display-name="Agile%20Softwareentwicklung-background" style:family="presentation">
      <style:graphic-properties draw:stroke="none" draw:fill="none"/>
      <style:text-properties style:letter-kerning="true"/>
    </style:style>
    <style:style style:name="Agile_25_20Softwareentwicklung-backgroundobjects" style:display-name="Agile%20Softwareentwicklung-backgroundobjects" style:family="presentation">
      <style:graphic-properties svg:stroke-color="#808080" draw:fill-color="#ffffff" draw:opacity="50%" draw:fill-image-width="0cm" draw:fill-image-height="0cm" draw:shadow="hidden" draw:shadow-offset-x="0.3cm" draw:shadow-offset-y="0.3cm" draw:shadow-color="#808080" draw:shadow-opacity="50%"/>
      <style:text-properties fo:font-family="Arial" style:font-style-name="Normal" style:font-family-generic="swiss" style:font-pitch="variable" fo:font-size="25pt" style:letter-kerning="true"/>
    </style:style>
    <style:style style:name="Agile_25_20Softwareentwicklung-notes" style:display-name="Agile%20Softwareentwicklu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gile_25_20Softwareentwicklung-outline1" style:display-name="Agile%20Softwareentwicklung-outline1" style:family="presentation">
      <style:graphic-properties draw:stroke="none" draw:fill="none" draw:auto-grow-height="false" draw:fit-to-size="shrink-to-fit">
        <text:list-style style:name="Agile_25_20Softwareentwicklung-outline1" style:display-name="Agile%20Softwareentwicklung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ile_25_20Softwareentwicklung-outline2" style:display-name="Agile%20Softwareentwicklung-outline2" style:family="presentation" style:parent-style-name="Agile_25_20Softwareentwicklung-outline1">
      <style:paragraph-properties fo:margin-left="0cm" fo:margin-right="0cm" fo:margin-top="0cm" fo:margin-bottom="0.4cm" fo:text-indent="0cm"/>
      <style:text-properties fo:color="#4c4c4c" fo:font-size="28pt" style:font-size-asian="28pt" style:font-size-complex="28pt"/>
    </style:style>
    <style:style style:name="Agile_25_20Softwareentwicklung-outline3" style:display-name="Agile%20Softwareentwicklung-outline3" style:family="presentation" style:parent-style-name="Agile_25_20Softwareentwicklung-outline2">
      <style:paragraph-properties fo:margin-left="0cm" fo:margin-right="0cm" fo:margin-top="0cm" fo:margin-bottom="0.3cm" fo:text-indent="0cm"/>
      <style:text-properties fo:color="#4c4c4c" fo:font-size="24pt" style:font-size-asian="24pt" style:font-size-complex="24pt"/>
    </style:style>
    <style:style style:name="Agile_25_20Softwareentwicklung-outline4" style:display-name="Agile%20Softwareentwicklung-outline4" style:family="presentation" style:parent-style-name="Agile_25_20Softwareentwicklung-outline3">
      <style:paragraph-properties fo:margin-left="0cm" fo:margin-right="0cm" fo:margin-top="0cm" fo:margin-bottom="0.2cm" fo:text-indent="0cm"/>
      <style:text-properties fo:color="#4c4c4c" fo:font-size="20pt" style:font-size-asian="20pt" style:font-size-complex="20pt"/>
    </style:style>
    <style:style style:name="Agile_25_20Softwareentwicklung-outline5" style:display-name="Agile%20Softwareentwicklung-outline5" style:family="presentation" style:parent-style-name="Agile_25_20Softwareentwicklung-outline4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6" style:display-name="Agile%20Softwareentwicklung-outline6" style:family="presentation" style:parent-style-name="Agile_25_20Softwareentwicklung-outline5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7" style:display-name="Agile%20Softwareentwicklung-outline7" style:family="presentation" style:parent-style-name="Agile_25_20Softwareentwicklung-outline6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8" style:display-name="Agile%20Softwareentwicklung-outline8" style:family="presentation" style:parent-style-name="Agile_25_20Softwareentwicklung-outline7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outline9" style:display-name="Agile%20Softwareentwicklung-outline9" style:family="presentation" style:parent-style-name="Agile_25_20Softwareentwicklung-outline8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Agile_25_20Softwareentwicklung-subtitle" style:display-name="Agile%20Softwareentwicklung-subtitle" style:family="presentation">
      <style:graphic-properties draw:stroke="none" draw:fill="none" draw:textarea-vertical-align="middle">
        <text:list-style style:name="Agile_25_20Softwareentwicklung-subtitle" style:display-name="Agile%20Softwareentwicklu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ile_25_20Softwareentwicklung-title" style:display-name="Agile%20Softwareentwicklung-title" style:family="presentation">
      <style:graphic-properties draw:stroke="none" draw:fill="none" draw:textarea-vertical-align="middle">
        <text:list-style style:name="Agile_25_20Softwareentwicklung-title" style:display-name="Agile%20Softwareentwicklu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Arial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5.40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gile_25_20Softwareentwicklung-backgroundobjects">
      <style:graphic-properties draw:stroke="none" svg:stroke-width="0cm" svg:stroke-color="#c0c0c0" draw:marker-start-width="0.2cm" draw:marker-end-width="0.2cm" draw:fill="solid" draw:fill-color="#000000" draw:fill-gradient-name="Gradient_20_1" draw:fill-hatch-name="Black_20_0_20_Degrees" draw:opacity="5%" draw:textarea-horizontal-align="justify" draw:textarea-vertical-align="middle" draw:auto-grow-height="false" fo:padding-top="0cm" fo:padding-bottom="0cm" fo:padding-left="0cm" fo:padding-right="0cm" draw:shadow-opacity="5%"/>
    </style:style>
    <style:style style:name="Mpr5" style:family="presentation" style:parent-style-name="Agile_25_20Softwareentwicklung-backgroundobjects">
      <style:graphic-properties draw:stroke="none" draw:fill="none" draw:fill-color="#ffffff" draw:auto-grow-height="false" fo:min-height="1.449cm"/>
    </style:style>
    <style:style style:name="Mpr6" style:family="presentation" style:parent-style-name="Agile_25_20Softwareentwicklung-backgroundobjects">
      <style:graphic-properties svg:stroke-width="0.05cm" svg:stroke-color="#c0c0c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7" style:family="presentation" style:parent-style-name="Agile_25_20Softwareentwicklung-backgroundobjects">
      <style:graphic-properties draw:stroke="none" draw:fill="bitmap" draw:fill-image-name="Empty" draw:textarea-horizontal-align="justify" draw:textarea-vertical-align="middle" draw:auto-grow-height="false"/>
    </style:style>
    <style:style style:name="Mpr8" style:family="presentation" style:parent-style-name="Agile_25_20Softwareentwicklung-backgroundobjects">
      <style:graphic-properties draw:stroke="none" draw:fill="none" draw:fill-color="#ffffff" draw:auto-grow-height="false" fo:min-height="1.485cm"/>
    </style:style>
    <style:style style:name="Mpr9" style:family="presentation" style:parent-style-name="Agile_25_20Softwareentwicklu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fo:font-size="14pt" style:font-size-asian="14pt" style:font-size-complex="14pt"/>
    </style:style>
    <style:style style:name="MP6" style:family="paragraph"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999999" fo:font-size="14pt" style:font-size-asian="14pt" style:font-size-complex="14pt"/>
    </style:style>
    <style:style style:name="MT4" style:family="text">
      <style:text-properties fo:color="#999999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Agile_25_20Softwareentwicklung" style:display-name="Agile%20Softwareentwicklung" style:page-layout-name="PM1" draw:style-name="Mdp1">
      <draw:custom-shape presentation:style-name="Mpr4" draw:text-style-name="MP4" draw:layer="backgroundobjects" svg:width="26cm" svg:height="2cm" svg:x="1cm" svg:y="1.3cm">
        <text:p/>
        <draw:enhanced-geometry svg:viewBox="0 0 21600 21600" draw:type="rectangle" draw:enhanced-path="M 0 0 L 21600 0 21600 21600 0 21600 0 0 Z N"/>
      </draw:custom-shape>
      <draw:frame presentation:style-name="Agile_25_20Softwareentwicklung-title" draw:layer="backgroundobjects" svg:width="25.199cm" svg:height="3.506cm" svg:x="1.4cm" svg:y="0.537cm" presentation:class="title" presentation:placeholder="true">
        <draw:text-box/>
      </draw:frame>
      <draw:frame presentation:style-name="Agile_25_20Softwareentwicklung-outline1" draw:layer="backgroundobjects" svg:width="25.199cm" svg:height="13.86cm" svg:x="1.4cm" svg:y="4.414cm" presentation:class="outline" presentation:placeholder="true">
        <draw:text-box/>
      </draw:frame>
      <draw:frame presentation:style-name="Mpr5" draw:text-style-name="MP5" draw:layer="backgroundobjects" svg:width="17.5cm" svg:height="1.448cm" svg:x="6cm" svg:y="19.531cm" presentation:class="footer">
        <draw:text-box>
          <text:p text:style-name="MP5"><text:span text:style-name="MT2">Agile Softwareentwicklung</text:span><text:span text:style-name="MT3"><text:line-break/></text:span><text:span text:style-name="MT3">Dreher, Henn, Vogt</text:span></text:p>
        </draw:text-box>
      </draw:frame>
      <draw:frame draw:style-name="Mgr3" draw:text-style-name="MP4" draw:layer="backgroundobjects" svg:width="3.672cm" svg:height="1.532cm" svg:x="1.328cm" svg:y="19.2cm">
        <draw:image xlink:href="Pictures/10000000000003640000016ADB7F8660.png" xlink:type="simple" xlink:show="embed" xlink:actuate="onLoad">
          <text:p/>
        </draw:image>
      </draw:frame>
      <draw:frame draw:style-name="Mgr4" draw:text-style-name="MP6" draw:layer="backgroundobjects" svg:width="5.904cm" svg:height="1.185cm" svg:x="25.596cm" svg:y="19.615cm">
        <draw:text-box>
          <text:p><text:span text:style-name="MT4"><text:page-number>&lt;Nummer&gt;</text:page-number></text:span><text:span text:style-name="MT4"> / </text:span><text:span text:style-name="MT4"><text:page-count>10</text:page-count></text:span></text:p>
        </draw:text-box>
      </draw:frame>
      <draw:line presentation:style-name="Mpr6" draw:text-style-name="MP4" draw:layer="backgroundobjects" svg:x1="1cm" svg:y1="19cm" svg:x2="27cm" svg:y2="19cm">
        <text:p/>
      </draw:line>
      <draw:line presentation:style-name="Mpr6" draw:text-style-name="MP4" draw:layer="backgroundobjects" svg:x1="1cm" svg:y1="3.3cm" svg:x2="27cm" svg:y2="3.3cm">
        <text:p/>
      </draw:line>
      <draw:line presentation:style-name="Mpr6" draw:text-style-name="MP4" draw:layer="backgroundobjects" svg:x1="1cm" svg:y1="1.3cm" svg:x2="27cm" svg:y2="1.3cm">
        <text:p/>
      </draw:line>
      <draw:custom-shape presentation:style-name="Mpr7" draw:text-style-name="MP4" draw:layer="backgroundobjects" svg:width="7cm" svg:height="2cm" svg:x="-1cm" svg:y="19.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Agile_25_20Softwareentwicklung-title" draw:layer="backgroundobjects" svg:width="14.848cm" svg:height="11.136cm" svg:x="3.075cm" svg:y="2.257cm" presentation:class="page"/>
        <draw:frame presentation:style-name="Agile_25_20Softwareentwicklung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9T15:45:45</meta:creation-date>
    <meta:editing-duration>PT9M24S</meta:editing-duration>
    <meta:editing-cycles>2</meta:editing-cycles>
    <meta:generator>LibreOffice/3.3$Unix LibreOffice_project/330m19$Build-202</meta:generator>
    <meta:initial-creator>ChornHulio </meta:initial-creator>
    <dc:date>2011-04-09T16:10:31</dc:date>
    <dc:creator>ChornHulio </dc:creator>
    <meta:document-statistic meta:object-count="106"/>
  </office:meta>
</office:document-meta>
</file>